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office:automatic-styles>
  <office:body>
    <office:text>
      <text:p text:style-name="Title">Report</text:p>
      <text:p text:style-name="Text_20_body">Computer Science <text:line-break/>Advanced GCE H447 <text:line-break/>Unit F453</text:p>
      <text:p text:style-name="Text_20_body">Name: Karol Jeziorczak<text:line-break/>Candidate Number: 4162<text:line-break/>Centre Name: Rugby High School<text:line-break/>Centre Number: 31255</text:p>
      <text:p text:style-name="Text_20_body"># **Sources** </text:p>
      <text:p text:style-name="Text_20_body">Name: SLOPE MOVEMENT, SPRINTING &amp; CROUCHING - Unity Tutorial <text:line-break/>URL: <text:a xlink:type="simple" xlink:href="https://www.youtube.com/watch?v=xCxSjgYTw9c" office:name=""><text:span text:style-name="Definition">https://www.youtube.com/watch?v=xCxSjgYTw9c</text:span></text:a><text:line-break/>Date Accessed: 13/03/23</text:p>
      <text:h text:style-name="Heading_20_1" text:outline-level="1"><text:bookmark-start text:name="image-sources"/><text:span text:style-name="T1">Image sources</text:span> <text:bookmark-end text:name="image-sources"/></text:h>
      <text:p text:style-name="First_20_paragraph">Name:<text:line-break/>URL: <text:a xlink:type="simple" xlink:href="https://store.steampowered.com/app/632360/Risk_of_Rain_2/" office:name=""><text:span text:style-name="Definition">https://store.steampowered.com/app/632360/Risk_of_Rain_2/</text:span></text:a><text:line-break/>Date Accessed: 25/09/23</text:p>
      <text:p text:style-name="Text_20_body">Name:<text:line-break/>URL: <text:a xlink:type="simple" xlink:href="https://store.steampowered.com/app/1676130/Deadlink/" office:name=""><text:span text:style-name="Definition">https://store.steampowered.com/app/1676130/Deadlink/</text:span></text:a><text:line-break/>Date Accessed: 25/09/23</text:p>
      <text:p text:style-name="Text_20_body">Name:<text:line-break/>URL: <text:a xlink:type="simple" xlink:href="https://store.steampowered.com/app/239140/Dying_Light/" office:name=""><text:span text:style-name="Definition">https://store.steampowered.com/app/239140/Dying_Light/</text:span></text:a><text:line-break/>Date Accessed: 25/09/23</text:p>
      <text:p text:style-name="Text_20_body"># **Project Introduction** </text:p>
      <text:p text:style-name="Text_20_body">For my project I intend to create a 3D rouge like game which is focuses on melee combat. This game would be like Risk of Rain 2 with Dying light combat and movement. </text:p>
      <text:p text:style-name="Text_20_body">This is because there are few games which focus on melee combat and this would help it stand out, the rouge like aspect would allow every run to be unique and distinct. Allowing people to replay the game multiple times without getting bored. </text:p>
      <text:p text:style-name="Text_20_body">The melee combat will be close range and it will allow people to play in distinctive styles, for example people will be able to change their weapon and ability to suit the playstyle that they are looking for, making any play style viable. </text:p>
      <text:p text:style-name="Text_20_body">There will be progress through floors. When the player completes one floor they can move on and enter the next floor. At the end of each floor there will be a boss that the player must defeat to progress. </text:p>
      <text:p text:style-name="Text_20_body">The loot and map generation will be random meaning that the player cannot memorize the layout and do the same thing every time but need to adjust to the environment, making the game more challenging. </text:p>
      <text:p text:style-name="Text_20_body">I plan for there to be different enemies that have different attack patterns that will not be entirely random meaning that the player can learn how to effectively defeat the enemy. The enemy difficulty will increase as the player progresses through the floors. </text:p>
      <text:h text:style-name="Heading_20_2" text:outline-level="2"><text:bookmark-start text:name="computational-methods"/><text:span text:style-name="T1">Computational Methods</text:span> <text:bookmark-end text:name="computational-methods"/></text:h>
      <text:p text:style-name="First_20_paragraph">Computational methods are computer-based methods which are used to solve problems. They are suitable for my project since I want to make a game which is fun and the following concepts allow me to accomplish this </text:p>
      <text:p text:style-name="Text_20_body"><text:span text:style-name="T1">Decomposition</text:span> – Splitting a large problem into smaller problems which are more manageable. This would help with my project as I am not going to be working in every aspect of the game at once, decomposition allows me to work on one part of the game at a time since debugging one small piece of code with a couple of errors is a lot easier than debugging all the game code with many, many errors </text:p>
      <text:p text:style-name="Text_20_body"><text:span text:style-name="T1">Divide and conquer</text:span> – Dividing a problem into smaller problems until they are small enough to be solved directly. This would allow me to develop one aspect of the game at a time and make steady progress on the game. Since each aspect is finished and polished by the time I move on to the next aspect. </text:p>
      <text:p text:style-name="Text_20_body"><text:span text:style-name="T1">Abstraction</text:span> – is removing the additional detail allowing me to focus on the main points rather than wasting time trying to work on pointless detail that will not be noticed. This will allow me to use my time efficiently as the main points will get the most amount of time making the basics of the game reliable. </text:p>
      <text:p text:style-name="Text_20_body"><text:span text:style-name="T1">Modular design</text:span> – Subdividing the problem into smaller modules in my case these would be: telescreen, physics engine, movement, abilities, characters etc. These allow me to priorities the modules which need more attention and keep organized as each module can have its own separate folder for all the things needed for that module.  </text:p>
      <text:p text:style-name="Text_20_body"><text:span text:style-name="T1">Algorithms –</text:span> Algorithms allow me to implement features that do not need anything but computer processing to be solved. For example, enemies will use an algorithm to detect and attack the player, the scenery might be made by an algorithm etc. These allow the computer to do specialized processing for the problem that needs to be solved </text:p>
      <text:p text:style-name="Text_20_body"><text:span text:style-name="T1">Selection</text:span> – Allows for choices to be made in the code. For example, if statement is a type of selection since a condition needs to be met for the code to be executed. This is useful in many scenarios, just to list a couple: if the player is in the air, they should not have the ability to jump. If the players health drops to zero they should be sent to the game over screen and many more. </text:p>
      <text:p text:style-name="Text_20_body"><text:span text:style-name="T1">Iteration (looping)</text:span> - Allows a certain piece of code to be ran multiple times for example while or for loops which will continue to cycle the code until it is told to stop. These are useful since in a 3D game the players input needs to be recorded every frame to minimize latency, the code needs to sort through those inputs every to make the necessary adjustment to the character and environment all in the same frame. These tasks are repetitive therefore the code will be the same every loop and iteration is perfect for that. </text:p>
      <text:p text:style-name="Text_20_body"><text:span text:style-name="T1">Visualization</text:span> – The player will not be able to process the raw data outputted by the computer therefore it needs to be put in a format which is comprehensible for humans. There will be a lot of data processing while the game is running such as player position constantly moving, enemies moving and attacking the player. If that were outputted as a string of numbers to the player, they would have no idea what is going on therefore visualization is used to allow the user to interact with the program  </text:p>
      <text:p text:style-name="Text_20_body"><text:span text:style-name="T1">Pattern recognition</text:span> – It would be useful for the computer to recognize patterns as a certain pattern could be used as a condition for selection this could be useful as when the player attacks the computer could recognize this and react accordingly to make the fight interesting. Or it can be used in fighting games to make a move since in some games like mortal combat you can chain inputs to do a special attack. </text:p>
      <text:h text:style-name="Heading_20_1" text:outline-level="1"><text:bookmark-start text:name="suitable-stakeholder"/><text:span text:style-name="T1">Suitable Stakeholder</text:span> <text:bookmark-end text:name="suitable-stakeholder"/></text:h>
      <text:p text:style-name="First_20_paragraph">Client who will give feedback on the game name, age, how they will give feedback why you have chosen then target audience (2 people) </text:p>
      <text:p text:style-name="Text_20_body">My game would be suited for people who have more experience with games it will be suitable for any age over the age of twelve (might be a too violent for children under the age of twelve). </text:p>
      <text:p text:style-name="Text_20_body"> Therefore, Ethan Armstrong would be a suitable stakeholder. He is 16 years of age therefore he fits the target demographic. He will give feedback through playtesting and according to the feedback I will be able to adjust the difficulty and balance the aspects of the game to fit the genre and style I am going for. The feedback given to me by him will allow me to adjust the game to make it more enjoyable. </text:p>
      <text:p text:style-name="Text_20_body">Daniel Cabrel would also be a stakeholder as they are new to gaming therefore, I will be able to make the game more beginner friendly to expand my target audience and make it more appealing to more people. He will also give feedback through playtesting and interviews allowing me to make the game easy to pick up regardless of skill. </text:p>
      <text:p text:style-name="Text_20_body">I have chosen these people since they are part of my target demographic and they will help me to make the game easy to pick up yet challenging. </text:p>
      <text:h text:style-name="Heading_20_1" text:outline-level="1"><text:bookmark-start text:name="researching-the-problem"/><text:span text:style-name="T1">Researching the Problem</text:span> <text:bookmark-end text:name="researching-the-problem"/></text:h>
      <text:h text:style-name="Heading_20_2" text:outline-level="2"><text:bookmark-start text:name="risk-of-rain-2"/><text:span text:style-name="T1">Risk of Rain 2</text:span> <text:bookmark-end text:name="risk-of-rain-2"/></text:h>
      <text:p text:style-name="First_20_paragraph">R</text:p>
      <text:p text:style-name="Text_20_body"><text:line-break/><text:span text:style-name="T2">Figure : Risk of Rain 2 screenshot</text:span></text:p>
      <text:p text:style-name="Text_20_body">isk of Rain 2 is a roguelike, third person shooter. A roguelike game means that when you die in the game you must restart the entire game, which means that it does not take long to complete and it can be replayed multiple times, since it has a large variety of items which can be combined to make many unique runs. It has a unique concept since as the time goes up so does the difficulty, meaning that the more time you spend looting the more powerful enemies become creating a unique stressful and fast paced shooter. </text:p>
      <text:h text:style-name="Heading_20_3" text:outline-level="3"><text:bookmark-start text:name="controls"/><text:span text:style-name="T1">Controls:</text:span> <text:bookmark-end text:name="controls"/></text:h>
      <text:p text:style-name="First_20_paragraph">WSAD - to move </text:p>
      <text:p text:style-name="Text_20_body">Space - Jump </text:p>
      <text:p text:style-name="Text_20_body">E – To interact with the environment (open crates etc.) </text:p>
      <text:p text:style-name="Text_20_body">Q – Activate equipment (item that can be used by every character) </text:p>
      <text:p text:style-name="Text_20_body">Ctrl – Toggle sprint (to move faster) </text:p>
      <text:p text:style-name="Text_20_body">M1 – Primary Skill (unique to character, usually damaging) </text:p>
      <text:p text:style-name="Text_20_body">M2 – Secondary Skill (unique to character, usually damaging) </text:p>
      <text:p text:style-name="Text_20_body">Shift – Utility Skill (unique to character, usually movement) </text:p>
      <text:p text:style-name="Text_20_body">R – Special Skill (Unique to character, usually heavy damage, and long cooldown) </text:p>
      <text:p text:style-name="Text_20_body">Tab – Info Screen (shows the stats of the current run) </text:p>
      <text:p text:style-name="Text_20_body">M3 – Ping (allows players to communicate in game) </text:p>
      <text:h text:style-name="Heading_20_3" text:outline-level="3"><text:bookmark-start text:name="characters"/><text:span text:style-name="T1">Characters</text:span> <text:bookmark-end text:name="characters"/></text:h>
      <text:p text:style-name="First_20_paragraph">Commando and Huntress – Both are beginner friendly characters which have a basic set of skills and utility to ease the player into the game. They are the first characters you unlock and they are both good characters even after the player has learn to play the game. </text:p>
      <text:p text:style-name="Text_20_body">Every character apart from these two needs some sort of challenge to be completed before the player gains access to them. This allows the player to progress at their own pace. </text:p>
      <text:p text:style-name="Text_20_body">Acrid, Artificer, Bandit, Captain, Engineer, MUL-T and REX – Once these characters are unlocked, they expand the possible play styles possible to the play allowing the player to play the game in any way they want to for example, Engineer has turrets and a shield if the player wants to bunker down, while Bandit has an invisibility cloak and shotgun allowing for the player to get close and personal. </text:p>
      <text:p text:style-name="Text_20_body">Loader and Mercenary – Both have the highest skill ceiling (lots of things to master) and both have lots of unique tech (advanced strategies to use utility to achieve a certain result) for example Loader can launch out her pylon and grapple to it immediately after launching the player a great distance </text:p>
      <text:p text:style-name="Text_20_body">Railgunner and Void fiend – Both DLC characters which is a good example of the developers expanding the play style since none of the other characters had long range and these characters fit that style perfectly since Railgunner has a rail-gun which is like a sniper allowing the player to keep their distance and pick of enemies one by one. </text:p>
      <text:p text:style-name="Text_20_body">Heretic – A secret character which is unique since they cannot be unlocked, and the character is bound by the run as they are unlocked by picking up a combination of items on that run. </text:p>
      <text:h text:style-name="Heading_20_3" text:outline-level="3"><text:bookmark-start text:name="aim-of-the-game"/><text:span text:style-name="T1">Aim of the game</text:span> <text:bookmark-end text:name="aim-of-the-game"/></text:h>
      <text:p text:style-name="First_20_paragraph">The aim of the game is to get loot and activate the teleporter, after this a boss will spawn, which you must kill to progress. You get teleported to a different stage and the process repeats until stage 5 and after that you get teleported to the moon to kill final boss (Mythrix) or obliterate yourself which has a more secret ending which needs the player to enter a portal on stage 8 after they loop (return back to stage 1 and keep all their items), sometimes a large purple portal can appear which teleports the player to a different realm (with some pretty interesting lore) and they have to defeat Voidling which gives the player an alternate ending. </text:p>
      <text:h text:style-name="Heading_20_3" text:outline-level="3"><text:bookmark-start text:name="target-demographic"/><text:span text:style-name="T1">Target demographic</text:span> <text:bookmark-end text:name="target-demographic"/></text:h>
      <text:p text:style-name="First_20_paragraph">Teens and older since the game contain blood, drug references and fantasy violence. It is aimed at people with all skill types as the game has different difficulty rating which allows the player to play at the level that they are comfortable with.  </text:p>
      <text:h text:style-name="Heading_20_3" text:outline-level="3"><text:bookmark-start text:name="good-qualities"/><text:span text:style-name="T1">Good Qualities</text:span> <text:bookmark-end text:name="good-qualities"/></text:h>
      <text:p text:style-name="First_20_paragraph">The game is very beginner friendly and is enjoyable both alone and with friends.  </text:p>
      <text:p text:style-name="Text_20_body">The variety of items allows the player to replay the game with many different combinations and the game does not feel repetitive. The different ending makes the player want to experience them all.  </text:p>
      <text:p text:style-name="Text_20_body">The variety in character makes any play style suitable. </text:p>
      <text:p text:style-name="Text_20_body">The game is never “too easy” since there are eclipse challenges which get progressively harder </text:p>
      <text:h text:style-name="Heading_20_3" text:outline-level="3"><text:bookmark-start text:name="bad-qualities"/><text:span text:style-name="T1">Bad Qualities</text:span> <text:bookmark-end text:name="bad-qualities"/></text:h>
      <text:p text:style-name="First_20_paragraph">Once you loop a lot the game gets very chaotic and resource intensive because there are so many enemies with different attributes that can create lots of projectiles which slow down the game a lot.  </text:p>
      <text:p text:style-name="Text_20_body">Some things can kill you in one hit making death unavoidable in some cases. </text:p>
      <text:p text:style-name="Text_20_body">Sometimes you get runs where you get no good items, and the game becomes a lot more difficult because of bad luck. </text:p>
      <text:h text:style-name="Heading_20_3" text:outline-level="3"><text:bookmark-start text:name="what-i-would-include"/><text:span text:style-name="T1">What I would include</text:span> <text:bookmark-end text:name="what-i-would-include"/></text:h>
      <text:p text:style-name="First_20_paragraph">The variety in characters and the play styles that they allow </text:p>
      <text:p text:style-name="Text_20_body">The different difficulties allowing the player to play at a level that their comfortable with </text:p>
      <text:h text:style-name="Heading_20_2" text:outline-level="2"><text:bookmark-start text:name="d"/>**D<text:bookmark-end text:name="d"/></text:h>
      <text:p text:style-name="First_20_paragraph"><text:line-break/><text:span text:style-name="T2">Figure : Deadlink screenshot</text:span></text:p>
      <text:p text:style-name="Text_20_body">eadlink** </text:p>
      <text:p text:style-name="Text_20_body">Deadlink is a roguelike, first person shooter. A roguelike game means that when you die in the game you must restart the entire game and start a new run. It adds a large amount of replay-ability since there are unique modifiers you can get different characters which come with unique guns and modifiers </text:p>
      <text:h text:style-name="Heading_20_3" text:outline-level="3"><text:bookmark-start text:name="controls-1"/><text:span text:style-name="T1">Controls</text:span> <text:bookmark-end text:name="controls-1"/></text:h>
      <text:p text:style-name="First_20_paragraph">WSAD – Movement </text:p>
      <text:p text:style-name="Text_20_body">Space – Jump </text:p>
      <text:p text:style-name="Text_20_body">Left Shift – Dash (small burst of velocity in a direction) </text:p>
      <text:p text:style-name="Text_20_body">E- Interact/Melee, having the same button for these actions saves on the number of keys used which is good since it is simpler, and these actions do not get used at the same time, so they never clash </text:p>
      <text:p text:style-name="Text_20_body">Tab – Open inventory (allows player to check what perks and modifiers they have) </text:p>
      <text:p text:style-name="Text_20_body">Left Mouse Button – Fires the weapon that is currently out </text:p>
      <text:p text:style-name="Text_20_body">R – Reload (refill the ammo of the current weapon) </text:p>
      <text:p text:style-name="Text_20_body">1 - Select Primary, switches to primary weapon </text:p>
      <text:p text:style-name="Text_20_body">2 - Select Secondary, switches to secondary weapon </text:p>
      <text:p text:style-name="Text_20_body">Q – Use First Ability (Ability will changes with character) </text:p>
      <text:p text:style-name="Text_20_body">F – Use Second Ability (Ability changes with character) </text:p>
      <text:p text:style-name="Text_20_body">G – Throw grenade (limited resource) </text:p>
      <text:h text:style-name="Heading_20_3" text:outline-level="3"><text:bookmark-start text:name="characters-1"/><text:span text:style-name="T1">Characters</text:span> <text:bookmark-end text:name="characters-1"/></text:h>
      <text:p text:style-name="First_20_paragraph">Soldier – Has a grappling hook which allows them to grapple to the enemy when the players cursor is on the enemy allowing the player to traverse the terrain to the enemy quickly. Also has a shock wave which marks enemies and makes them drop resources on death </text:p>
      <text:p text:style-name="Text_20_body">Hunter – Can teleport with the enemy that the player is currently looking at allowing the player to get closer instantly. As his secondary ability he can go invisible marking enemies in a small area, stunning them, which allows the player to make an escape quickly and safely. He also leaves a decoy behind which the enemies will focus on (it can be buggy at times, and they still focus on you) </text:p>
      <text:h text:style-name="Heading_20_3" text:outline-level="3"><text:bookmark-start text:name="aim-of-the-game-1"/><text:span text:style-name="T1">Aim of the game</text:span> <text:bookmark-end text:name="aim-of-the-game-1"/></text:h>
      <text:p text:style-name="First_20_paragraph">You need to kill the yakuza (Japanese mafia) that are in the city, since they have too much power. You start with just your guns and you clear rooms full of enemies, after each room you are rewarded with an upgrade allowing you to become more powerful and defeat stronger enemies. After a certain number of rooms there is a boss which you must defeat before progressing to the next area. The aim of the game is to “make the organization proud” by getting rid of these enemies. </text:p>
      <text:h text:style-name="Heading_20_3" text:outline-level="3"><text:bookmark-start text:name="target-demographic-1"/><text:span text:style-name="T1">Target demographic</text:span> <text:bookmark-end text:name="target-demographic-1"/></text:h>
      <text:p text:style-name="First_20_paragraph">The game does not have an age rating yet since it is very new and is still in early access, but it is targeted at a more mature audience since there is a lot of reference to crime, blood and swearing.  </text:p>
      <text:p text:style-name="Text_20_body">It is aimed at more experienced players since it requires you to constantly hit shots with decent accuracy to be able to clear the rooms. The difficult enemies also need a decent amount of skill and practice to defeat.  </text:p>
      <text:h text:style-name="Heading_20_3" text:outline-level="3"><text:bookmark-start text:name="good-qualities-1"/><text:span text:style-name="T1">Good Qualities</text:span> <text:bookmark-end text:name="good-qualities-1"/></text:h>
      <text:p text:style-name="First_20_paragraph">Fast pace of each room keeps the tension high </text:p>
      <text:p text:style-name="Text_20_body">The range of upgrades keeps the player wanting to experiment with combinations </text:p>
      <text:p text:style-name="Text_20_body">Making decisions as to which type of loot to take at the end of each room has some strategy to it which need planning and experience to be effective </text:p>
      <text:p text:style-name="Text_20_body">The art style of the game is very atmospheric and immersive even though it does not have insane amounts of detail. </text:p>
      <text:h text:style-name="Heading_20_3" text:outline-level="3"><text:bookmark-start text:name="bad-qualities-1"/><text:span text:style-name="T1">Bad Qualities</text:span> <text:bookmark-end text:name="bad-qualities-1"/></text:h>
      <text:p text:style-name="First_20_paragraph">Not much content as it is still in early access </text:p>
      <text:p text:style-name="Text_20_body">It is still a bit buggy since it is in early access </text:p>
      <text:p text:style-name="Text_20_body">The lack of characters does not allow for many play styles </text:p>
      <text:h text:style-name="Heading_20_3" text:outline-level="3"><text:bookmark-start text:name="what-i-would-include-1"/><text:span text:style-name="T1">What I would include</text:span> <text:bookmark-end text:name="what-i-would-include-1"/></text:h>
      <text:p text:style-name="First_20_paragraph">Try to replicate the fast pacing, by limiting the amount of time the player has to rest but not in between rooms. </text:p>
      <text:p text:style-name="Text_20_body">A similar art style </text:p>
      <text:h text:style-name="Heading_20_2" text:outline-level="2"><text:bookmark-start text:name="dying-light"/><text:span text:style-name="T1">Dying Light</text:span> <text:bookmark-end text:name="dying-light"/></text:h>
      <text:p text:style-name="First_20_paragraph">D</text:p>
      <text:p text:style-name="Text_20_body"><text:line-break/><text:span text:style-name="T2">Figure : Dying Light screenshot</text:span></text:p>
      <text:p text:style-name="Text_20_body">ying Light is a zombie, first-person parkour game which focuses on melee combat, but it still includes ranges weapons. First person means that you take the perspective of the protagonist. The parkour refers to the movement in the game, meaning there is a lot of jumping, sliding, spring boarding, grappling. This concept increases the pace of the game. The melee combat means that most of the combat is close range with weapons like crowbars, machetes, table legs. The term zombie refers to the type of enemies in the game. </text:p>
      <text:h text:style-name="Heading_20_3" text:outline-level="3"><text:bookmark-start text:name="controls-2"/><text:span text:style-name="T1">Controls</text:span> <text:bookmark-end text:name="controls-2"/></text:h>
      <text:p text:style-name="First_20_paragraph">WSAD – Movement </text:p>
      <text:p text:style-name="Text_20_body">Space – Jump </text:p>
      <text:p text:style-name="Text_20_body">C – Crouch (slide when skill is purchased, and player is sprinting) </text:p>
      <text:p text:style-name="Text_20_body">Left Shift – Sprint </text:p>
      <text:p text:style-name="Text_20_body">Middle Mouse Button – Use Equipment (limited) </text:p>
      <text:p text:style-name="Text_20_body">B – Look Back (when you get the skill) </text:p>
      <text:p text:style-name="Text_20_body">Left Mouse Button – Attack (with melee weapon) </text:p>
      <text:p text:style-name="Text_20_body">E – Kick (small shove to create distance) </text:p>
      <text:p text:style-name="Text_20_body">Alt – Grapple (late game and limited range and places to grapple to) </text:p>
      <text:p text:style-name="Text_20_body">T – Flashlight </text:p>
      <text:p text:style-name="Text_20_body">H – Heal </text:p>
      <text:p text:style-name="Text_20_body">I – Inventory/other menus (allows player to access skill trees and crafting) </text:p>
      <text:h text:style-name="Heading_20_3" text:outline-level="3"><text:bookmark-start text:name="characters-2"/><text:span text:style-name="T1">Characters</text:span> <text:bookmark-end text:name="characters-2"/></text:h>
      <text:p text:style-name="First_20_paragraph">You play as Kyle Crane (you cannot change) who is the main protagonist of the story. He has advanced training because he is a soldier sent into the quarantined zone, allowing his movement to be more advanced than that of an ordinary person, making the game more fast-paced and difficult. The character development is effective and allows the player to feel sympathy for Kyle when something goes wrong, this is due to the decisions that the character makes as he puts the people before the objective (most of the time).  </text:p>
      <text:h text:style-name="Heading_20_3" text:outline-level="3"><text:bookmark-start text:name="aim-of-the-game-2"/><text:span text:style-name="T1">Aim of the game</text:span> <text:bookmark-end text:name="aim-of-the-game-2"/></text:h>
      <text:p text:style-name="First_20_paragraph">At the start of the game the player is told that their aim is to retrieve a secret file from the quarantined zone, however, this changes when he finds out that the people who sent him have no intent of helping the survivors in the quarantined zone. His aim changes to help the people at “the tower”. To do this he must complete many series of missions which survivors require and to eliminate the other main faction, this faction is run by a ruthless dictator who was previously a politician.  </text:p>
      <text:p text:style-name="Text_20_body">The gameplay consists of scavenging the remains of the city and navigating an abandoned city while trying not to get killed by the zombies. Which can create stressful situations since at night an extremely powerful enemy emerges which creates an incentive to not be outside of safe zones at night and when you see the sun going down and there is not a safehouse nearby it becomes stressful to run away from these enemies (there is no chance of killing them) while they are gaining distance on you. </text:p>
      <text:h text:style-name="Heading_20_3" text:outline-level="3"><text:bookmark-start text:name="target-demographic-2"/><text:span text:style-name="T1">Target demographic</text:span> <text:bookmark-end text:name="target-demographic-2"/></text:h>
      <text:p text:style-name="First_20_paragraph">Adults as the game contains a lot of gore which would not be suitable for children or teens. </text:p>
      <text:p text:style-name="Text_20_body">In terms of difficulty then it is for anyone as it has different difficulty setting that make it suitable for anyone to pick up, however they might have trouble with the movement if they are new. The variety in play styles allows the user to play how they want to and makes every path valid, for example, tank (maxing out health) or damage where you specialize in the damage perks to decimate enemies as fast as possible while being very squishy (not a lot of hp and dies easily) </text:p>
      <text:h text:style-name="Heading_20_3" text:outline-level="3"><text:bookmark-start text:name="good-qualities-2"/><text:span text:style-name="T1">Good Qualities</text:span> <text:bookmark-end text:name="good-qualities-2"/></text:h>
      <text:p text:style-name="First_20_paragraph">Gameplay is fun and keeps the player engaged, even when the main story is over. </text:p>
      <text:p text:style-name="Text_20_body">Melee combat focus is unique. </text:p>
      <text:p text:style-name="Text_20_body">Movement is incredibly fun and feels exceptionally smooth. </text:p>
      <text:p text:style-name="Text_20_body">The perk tree allows the player to not get overwhelmed by all the game mechanics and progress at their own pace since the mechanics are unlocked one at a time and the player has time to get used to it before the next one is introduced </text:p>
      <text:p text:style-name="Text_20_body">The perk tree has distinct categories so that you can specialize in the style that you like as you will only get skills that appeal to your play style. </text:p>
      <text:h text:style-name="Heading_20_3" text:outline-level="3"><text:bookmark-start text:name="bad-qualities-2"/><text:span text:style-name="T1">Bad Qualities</text:span> <text:bookmark-end text:name="bad-qualities-2"/></text:h>
      <text:p text:style-name="First_20_paragraph">The gore does not make it appealing to a wide variety of audience </text:p>
      <text:p text:style-name="Text_20_body">The game can get repetitive as there are a lot of fetch quests </text:p>
      <text:h text:style-name="Heading_20_3" text:outline-level="3"><text:bookmark-start text:name="what-i-would-include-2"/><text:span text:style-name="T1">What I would include</text:span> <text:bookmark-end text:name="what-i-would-include-2"/></text:h>
      <text:p text:style-name="First_20_paragraph">A similar melee combat system </text:p>
      <text:p text:style-name="Text_20_body">The movement in the game </text:p>
      <text:p text:style-name="Text_20_body">Progression in skills with skill trees </text:p>
      <text:h text:style-name="Heading_20_1" text:outline-level="1"><text:bookmark-start text:name="letter-to-client"/><text:span text:style-name="T1">Letter to Client</text:span> <text:bookmark-end text:name="letter-to-client"/></text:h>
      <text:p text:style-name="First_20_paragraph">Paragraph 1 - Introduce yourself and coursework </text:p>
      <text:p text:style-name="Text_20_body">Paragraph 2 – why you have chosen them and what you need from them (interviews and game testing) </text:p>
      <text:p text:style-name="Text_20_body">Paragraph 3 – GDPR (General Data Protection Regulation), data protection explain how you will follow these rules </text:p>
      <text:p text:style-name="Text_20_body">Paragraph 4 – Thank them for working with you </text:p>
      <text:p text:style-name="Text_20_body">31 Bucannon Road </text:p>
      <text:p text:style-name="Text_20_body">CV22 6AZ </text:p>
      <text:p text:style-name="Text_20_body">20/11/22 </text:p>
      <text:p text:style-name="Text_20_body">Dear Ethan Armstrong, </text:p>
      <text:p text:style-name="Text_20_body">My name is Karol Jeziorczak. I am studying computer science (OCR specification) at Rugby High School; the coursework requires me to create a game. </text:p>
      <text:p text:style-name="Text_20_body">I am asking you to become a game tester for my game so that I can get feedback from you as to how to improve the game. In the future I will ask you to give me feedback on the game to improve the quality and usability of the game, this will be in the form of interviews and game testing. This will hopefully improve the quality of the game and allow me to develop this project further into a fully functional product. </text:p>
      <text:p text:style-name="Text_20_body">All the data gathered will be kept secure in order with the GDPR (General Data Protection Regulation). This means that your data will be kept secure and will not be shared with any unauthorized personnel. I will do everything that I can to protect your data. However, if the data will get leaked, you will be the first to get notified.  </text:p>
      <text:p text:style-name="Text_20_body">Thank you for your time and co-operation (if you choose to). I am looking forward to working with you. </text:p>
      <text:p text:style-name="Text_20_body">Sincerely,  </text:p>
      <text:p text:style-name="Text_20_body">Karol Jeziorczak  </text:p>
      <text:h text:style-name="Heading_20_2" text:outline-level="2"><text:bookmark-start text:name="stakeholder-questionnaire"/><text:span text:style-name="T1">Stakeholder Questionnaire</text:span> <text:bookmark-end text:name="stakeholder-questionnaire"/></text:h>
      <text:p text:style-name="First_20_paragraph"> </text:p>
      <text:h text:style-name="Heading_20_1" text:outline-level="1"><text:bookmark-start text:name="analysis"/><text:span text:style-name="T1">Analysis</text:span> <text:bookmark-end text:name="analysis"/></text:h>
      <text:list text:style-name="L1">
        <text:list-item>
          <text:p text:style-name="P1">Q1 – What is your age? </text:p>
        </text:list-item>
        <text:list-item>
          <text:p text:style-name="P1">We can see that the target demographic is teens and above meaning that the game can include some violence. It is important to make the game appropriate to the target demographic as they will be the majority of the player base. </text:p>
        </text:list-item>
        <text:list-item>
          <text:p text:style-name="P1">Q2 - How much do you play games? </text:p>
        </text:list-item>
        <text:list-item>
          <text:p text:style-name="P1">It is important to balance the progress made and the time invested as if people only play 1-2hrs a day as shown by the questionnaire, it is important to make the player feel like they made progress in that time so that they are willing to continue playing <text:line-break/></text:p>
        </text:list-item>
        <text:list-item>
          <text:p text:style-name="P1">This could be implemented by each run being 30-40 mins allowing the user to have 2-3 runs per day which would be enough to keep them going back. </text:p>
        </text:list-item>
        <text:list-item>
          <text:p text:style-name="P1">Q3 - What platform do you play games on? </text:p>
        </text:list-item>
        <text:list-item>
          <text:p text:style-name="P1">Most people answered replied that they play on pc meaning that it should be ported to pc first <text:line-break/></text:p>
        </text:list-item>
        <text:list-item>
          <text:p text:style-name="P1">A significant amount of people also play on console so it would be good to port the game to console if possible. </text:p>
        </text:list-item>
        <text:list-item>
          <text:p text:style-name="P1">Q4 - what type of games do you play? </text:p>
        </text:list-item>
        <text:list-item>
          <text:p text:style-name="P1">Most people answered adventure and strategy, meaning I should incorporate both themes. <text:line-break/></text:p>
        </text:list-item>
        <text:list-item>
          <text:p text:style-name="P1">Adventure will be implemented through exploring an unknown environment. Allowing the player to explore as much as they like <text:line-break/></text:p>
        </text:list-item>
        <text:list-item>
          <text:p text:style-name="P1">Strategy will be implemented though planning ahead this might be what routes to take and the risk associated with those routes as well as the risk of combat. As well as management of resources to make sure you survive to the next stage. </text:p>
        </text:list-item>
        <text:list-item>
          <text:p text:style-name="P1">Q5 - What type of visual style do you prefer? </text:p>
        </text:list-item>
        <text:list-item>
          <text:p text:style-name="P1">Most people selected Cartoon/Anime so I will have to learn how to implement that into my game. The main thing is to get outlines that add to the scene rather than obstruct vision and feel out of place. </text:p>
        </text:list-item>
        <text:list-item>
          <text:p text:style-name="P1">Q6 - What type of style should it be? </text:p>
        </text:list-item>
        <text:list-item>
          <text:p text:style-name="P1">The majority of people answered dystopian future and Japanese therefore I think that a futuristic cyberpunk would be suitable. </text:p>
        </text:list-item>
        <text:list-item>
          <text:p text:style-name="P1">Q7 - What mechanics are important to you in a game? </text:p>
        </text:list-item>
        <text:list-item>
          <text:p text:style-name="P1">Different playstyles were the most chosen option, so it will be the main development focus.  <text:line-break/></text:p>
        </text:list-item>
        <text:list-item>
          <text:p text:style-name="P1">Nobody said progression therefore I believe that a roguelike style would be appropriate as your progress gets reset after every run </text:p>
        </text:list-item>
        <text:list-item>
          <text:p text:style-name="P1">Q8 -Do you prefer the game to be focused on story or have story in the background? </text:p>
        </text:list-item>
        <text:list-item>
          <text:p text:style-name="P1">The results were very split on this question so I will have a story in the background which can be easily discovered if the player decides to look deeper into the environment  </text:p>
        </text:list-item>
        <text:list-item>
          <text:p text:style-name="P1">Q9 - What is most important to you in a game? </text:p>
        </text:list-item>
        <text:list-item>
          <text:p text:style-name="P1">The majority answered combat and movement therefore I think that a game where you have to outmanoeuvre your enemies could work well </text:p>
        </text:list-item>
        <text:list-item>
          <text:p text:style-name="P1">Q10 - How many skills should each character have? </text:p>
        </text:list-item>
        <text:list-item>
          <text:p text:style-name="P1">Most people answered 2 so it would be important to make them distinct and useful as they will be unique.  <text:line-break/></text:p>
        </text:list-item>
        <text:list-item>
          <text:p text:style-name="P1">and one will be an active ability that the user can activate when needed e.g. throwing grenade and it will have a cooldown. <text:line-break/></text:p>
        </text:list-item>
        <text:list-item>
          <text:p text:style-name="P1">A utility skill which can be picked regardless of character which is a limited resource and refreshes once a special item is picked up e.g. throwing knife that does damage. <text:line-break/></text:p>
        </text:list-item>
        <text:list-item>
          <text:p text:style-name="P1">One will be a passive (meaning that it is always active in the background e.g. 10% increased movement speed) since some people wanted a third ability and it just adds more uniqueness to each play style </text:p>
        </text:list-item>
        <text:list-item>
          <text:p text:style-name="P1">Q11 - Should each character have their own weapon in their class or be able to pick up any weapon? </text:p>
        </text:list-item>
        <text:list-item>
          <text:p text:style-name="P1">The majority wanted to have weapons that are picked up and not locked to class therefore I will give each character a starting weapon and give them the ability to change this weapon if they wish to. <text:line-break/></text:p>
        </text:list-item>
      </text:list>
      <text:h text:style-name="Heading_20_1" text:outline-level="1"><text:bookmark-start text:name="interview-with-stakeholder"/><text:span text:style-name="T1">Interview with Stakeholder</text:span> <text:bookmark-end text:name="interview-with-stakeholder"/></text:h>
      <text:p text:style-name="First_20_paragraph">I – Interviewer (Karol Jeziorczak) <text:line-break/>S – Stakeholder (Ethan Armstrong) </text:p>
      <text:p text:style-name="Text_20_body">I: Everything you say here will be recorded and used for development of my game; however, it will not be shared with any unauthorized personnel and your data will protected under the GDPA </text:p>
      <text:p text:style-name="Text_20_body">S: I understand and agree to these terms. </text:p>
      <text:p text:style-name="Text_20_body">I: Question 1. What is the most important feature to you in a game? </text:p>
      <text:p text:style-name="Text_20_body">S: Exploration is very important to me; I love finding out hidden mechanics and secrets. </text:p>
      <text:p text:style-name="Text_20_body">I: Question 2. How important is difficulty scaling with progress to you? </text:p>
      <text:p text:style-name="Text_20_body">S: It is important to make the game challenging as it will make it more fun to overcome. </text:p>
      <text:p text:style-name="Text_20_body">I: Question 3. How often should there be boss fights? </text:p>
      <text:p text:style-name="Text_20_body">S: A bit after a new mechanic gets introduced so I have time to get used to it however the boss fight will be a test to see if the player can use the gimmicks </text:p>
      <text:p text:style-name="Text_20_body">I Question 4. What type of playstyle do you usually go for? </text:p>
      <text:p text:style-name="Text_20_body">S: I usually go for a tanky1 playstyle with heavy weaponry </text:p>
      <text:p text:style-name="Text_20_body">I: Question 5. Are there any specific features you would like to see? </text:p>
      <text:p text:style-name="Text_20_body">S: I would like to see a power slide because it makes the game seem fast paced. </text:p>
      <text:p text:style-name="Text_20_body">I: Question 6. What would a good combat system include? </text:p>
      <text:p text:style-name="Text_20_body">S: Enemies not having insane amounts of health as it slows down the pace of the game and makes killing them seem like it takes too long. So, with melee weapons there should be more blocking and skill involved rather than just bonking enemies and them dying? </text:p>
      <text:p text:style-name="Text_20_body">I: Question 7. What should the final boss look like? </text:p>
      <text:p text:style-name="Text_20_body">S: The final boss should be an enemy foreshadowed by the previous environments that has different mechanics from the different bosses that combine them all into one where they need to be interchanged, with a satisfying dying animation for the final boss.  </text:p>
      <text:p text:style-name="Text_20_body">I: Question 8. How should the inventory management system work? </text:p>
      <text:p text:style-name="Text_20_body">S: I think that there should be a very limited amount of inventory room so that management and planning become very important. Also, so that the focus of the game isn’t shifted too much from the combat as it is the main focus of the game. </text:p>
      <text:p text:style-name="Text_20_body"> tanky1 – Has lots of health </text:p>
      <text:h text:style-name="Heading_20_1" text:outline-level="1"><text:bookmark-start text:name="system-requirements"/><text:span text:style-name="T1">System Requirements</text:span> <text:bookmark-end text:name="system-requirements"/></text:h>
      <text:p text:style-name="First_20_paragraph"><text:span text:style-name="T1">Minimum Hardware Requirements</text:span> </text:p>
      <text:p text:style-name="Text_20_body">Processor: <text:line-break/>Graphics Card: <text:line-break/>Memory: <text:line-break/>Storage: <text:line-break/>Sound Card: yes </text:p>
      <text:p text:style-name="Text_20_body">Input devices: </text:p>
      <text:list text:style-name="L2">
        <text:list-item>
          <text:p text:style-name="P2">Keyboard – allows you to input characters <text:line-break/></text:p>
        </text:list-item>
        <text:list-item>
          <text:p text:style-name="P2">Mouse – Inputs 2D vector coordinate for mouse position <text:line-break/></text:p>
        </text:list-item>
      </text:list>
      <text:p text:style-name="First_20_paragraph">Output devices: </text:p>
      <text:list text:style-name="L3">
        <text:list-item>
          <text:p text:style-name="P3">Display – Outputs image <text:line-break/></text:p>
        </text:list-item>
        <text:list-item>
          <text:p text:style-name="P3">Speakers – Outputs sound <text:line-break/></text:p>
        </text:list-item>
      </text:list>
      <text:p text:style-name="First_20_paragraph"><text:span text:style-name="T1">Minimum Software Requirements</text:span> </text:p>
      <text:p text:style-name="Text_20_body">OS: Windows 10+ <text:line-break/>DirectX version: 12   </text:p>
      <text:h text:style-name="Heading_20_1" text:outline-level="1"><text:bookmark-start text:name="success-criteria"/><text:span text:style-name="T1">Success Criteria</text:span> <text:bookmark-end text:name="success-criteria"/></text:h>
      <text:p text:style-name="First_20_paragraph">Using the data gathered from my research phase I will aim to implement the following features: </text:p>
      <text:list text:style-name="L4">
        <text:list-item>
          <text:p text:style-name="P4">User Interface </text:p>
        </text:list-item>
        <text:list-item>
          <text:p text:style-name="P4">Main Menu </text:p>
        </text:list-item>
        <text:list-item>
          <text:p text:style-name="P4">Does it have a new game button? </text:p>
        </text:list-item>
        <text:list-item>
          <text:p text:style-name="P4">Does it have an options button? <text:line-break/></text:p>
        </text:list-item>
        <text:list-item>
          <text:p text:style-name="P4">Does it have a quit game button? <text:line-break/></text:p>
        </text:list-item>
        <text:list-item>
          <text:p text:style-name="P4">Does it have a tutorial option? <text:line-break/></text:p>
        </text:list-item>
        <text:list-item>
          <text:p text:style-name="P4">Does it have a pretty background? </text:p>
        </text:list-item>
        <text:list-item>
          <text:p text:style-name="P4">Pause Menu </text:p>
        </text:list-item>
        <text:list-item>
          <text:p text:style-name="P4">Does it pause the game? <text:line-break/></text:p>
        </text:list-item>
        <text:list-item>
          <text:p text:style-name="P4">Is there an options button? <text:line-break/></text:p>
        </text:list-item>
        <text:list-item>
          <text:p text:style-name="P4">Is there a quit game button, with a message that tells them that the current run will be ended (since it’s a roguelike)? </text:p>
        </text:list-item>
        <text:list-item>
          <text:p text:style-name="P4">HUD (Heads Up Display) </text:p>
        </text:list-item>
        <text:list-item>
          <text:p text:style-name="P4">Is there a health bar? </text:p>
        </text:list-item>
        <text:list-item>
          <text:p text:style-name="P4">Is there a current level box? <text:line-break/></text:p>
        </text:list-item>
        <text:list-item>
          <text:p text:style-name="P4">Is there a timer? <text:line-break/></text:p>
        </text:list-item>
        <text:list-item>
          <text:p text:style-name="P4">Are there small indicators for status effects? <text:line-break/></text:p>
        </text:list-item>
        <text:list-item>
          <text:p text:style-name="P4">Are these customizable? </text:p>
        </text:list-item>
        <text:list-item>
          <text:p text:style-name="P4">Inventory </text:p>
        </text:list-item>
        <text:list-item>
          <text:p text:style-name="P4">Is the cursor able to be moved around? <text:line-break/></text:p>
        </text:list-item>
        <text:list-item>
          <text:p text:style-name="P4">Can you drop items? <text:line-break/></text:p>
        </text:list-item>
        <text:list-item>
          <text:p text:style-name="P4">Are there item slots? </text:p>
        </text:list-item>
        <text:list-item>
          <text:p text:style-name="P4">Audio </text:p>
        </text:list-item>
        <text:list-item>
          <text:p text:style-name="P4">Main Menu </text:p>
        </text:list-item>
        <text:list-item>
          <text:p text:style-name="P4">Is there some sort of music? <text:line-break/></text:p>
        </text:list-item>
        <text:list-item>
          <text:p text:style-name="P4">Do the buttons make a sound? </text:p>
        </text:list-item>
        <text:list-item>
          <text:p text:style-name="P4">In game </text:p>
        </text:list-item>
        <text:list-item>
          <text:p text:style-name="P4">Is there separate boss music? <text:line-break/></text:p>
        </text:list-item>
        <text:list-item>
          <text:p text:style-name="P4">Does the game have sound effects? </text:p>
        </text:list-item>
        <text:list-item>
          <text:p text:style-name="P4">Gameplay </text:p>
        </text:list-item>
        <text:list-item>
          <text:p text:style-name="P4">General level </text:p>
        </text:list-item>
        <text:list-item>
          <text:p text:style-name="P4">Can you loot items? <text:line-break/></text:p>
        </text:list-item>
        <text:list-item>
          <text:p text:style-name="P4">Are there enemies to defeat? <text:line-break/></text:p>
        </text:list-item>
        <text:list-item>
          <text:p text:style-name="P4">Is there an exit? </text:p>
        </text:list-item>
        <text:list-item>
          <text:p text:style-name="P4">Are the buildings unique? </text:p>
        </text:list-item>
        <text:list-item>
          <text:p text:style-name="P4">Combat </text:p>
        </text:list-item>
        <text:list-item>
          <text:p text:style-name="P4">Is it mostly melee? <text:line-break/></text:p>
        </text:list-item>
        <text:list-item>
          <text:p text:style-name="P4">Player </text:p>
        </text:list-item>
        <text:list-item>
          <text:p text:style-name="P4">Can the player melee swing? </text:p>
        </text:list-item>
        <text:list-item>
          <text:p text:style-name="P4">Does the player die when their health equals 0? <text:line-break/></text:p>
        </text:list-item>
        <text:list-item>
          <text:p text:style-name="P4">Does the player attack do damage to the enemy? <text:line-break/></text:p>
        </text:list-item>
        <text:list-item>
          <text:p text:style-name="P4">Does the special attack help the player in combat? <text:line-break/></text:p>
        </text:list-item>
        <text:list-item>
          <text:p text:style-name="P4">Can the player block? </text:p>
        </text:list-item>
        <text:list-item>
          <text:p text:style-name="P4">Enemy </text:p>
        </text:list-item>
        <text:list-item>
          <text:p text:style-name="P4">Can the enemy die when their health equals 0? <text:line-break/></text:p>
        </text:list-item>
        <text:list-item>
          <text:p text:style-name="P4">Can they damage the player? <text:line-break/></text:p>
        </text:list-item>
        <text:list-item>
          <text:p text:style-name="P4">Can they block incoming attack? <text:line-break/></text:p>
        </text:list-item>
        <text:list-item>
          <text:p text:style-name="P4">Can they damage each other? </text:p>
        </text:list-item>
        <text:list-item>
          <text:p text:style-name="P4">Do weapons get better as you progress? </text:p>
        </text:list-item>
        <text:list-item>
          <text:p text:style-name="P4">Do enemies get more powerful as you progress? </text:p>
        </text:list-item>
        <text:list-item>
          <text:p text:style-name="P4">Boss encounters </text:p>
        </text:list-item>
        <text:list-item>
          <text:p text:style-name="P4">Does the boss die when its health reaches 0? <text:line-break/></text:p>
        </text:list-item>
        <text:list-item>
          <text:p text:style-name="P4">Does it have a unique AI that makes it harder to defeat? <text:line-break/></text:p>
        </text:list-item>
        <text:list-item>
          <text:p text:style-name="P4">Does it have a large health bar on the HUD? </text:p>
        </text:list-item>
        <text:list-item>
          <text:p text:style-name="P4">Looting </text:p>
        </text:list-item>
        <text:list-item>
          <text:p text:style-name="P4">Are rare items more difficult to find? <text:line-break/></text:p>
        </text:list-item>
        <text:list-item>
          <text:p text:style-name="P4">Is there a limited amount of inventory space? <text:line-break/></text:p>
        </text:list-item>
        <text:list-item>
          <text:p text:style-name="P4">Can you pick up items? <text:line-break/></text:p>
        </text:list-item>
        <text:list-item>
          <text:p text:style-name="P4">Can you heal? </text:p>
        </text:list-item>
        <text:list-item>
          <text:p text:style-name="P4">Movement </text:p>
        </text:list-item>
        <text:list-item>
          <text:p text:style-name="P4">Can you move around? <text:line-break/></text:p>
        </text:list-item>
        <text:list-item>
          <text:p text:style-name="P4">Can you jump? <text:line-break/></text:p>
        </text:list-item>
        <text:list-item>
          <text:p text:style-name="P4">Can you slide? <text:line-break/></text:p>
        </text:list-item>
        <text:list-item>
          <text:p text:style-name="P4">Can you wall jump? <text:line-break/></text:p>
        </text:list-item>
      </text:list>
      <text:h text:style-name="Heading_20_1" text:outline-level="1"><text:bookmark-start text:name="designing-the-solution"/><text:span text:style-name="T1">Designing the solution</text:span> <text:bookmark-end text:name="designing-the-solution"/></text:h>
      <text:p text:style-name="First_20_paragraph"><text:span text:style-name="T1">Decomposition of the problem</text:span> <text:line-break/>This is one of the computational methods that I am going to use for my game. This is important as it allows me to think of how the game will work at a basic level. </text:p>
      <text:p text:style-name="Text_20_body">  </text:p>
      <text:h text:style-name="Heading_20_2" text:outline-level="2"><text:bookmark-start text:name="main-menu"/><text:span text:style-name="T1">Main Menu</text:span> <text:bookmark-end text:name="main-menu"/></text:h>
      <text:p text:style-name="First_20_paragraph">The main menu will be there to greet the player once they open the game and allow them to choose what they would like to do </text:p>
      <text:p text:style-name="Text_20_body">  </text:p>
      <text:p text:style-name="Text_20_body">These will be in the form of buttons that the user can click on.  </text:p>
      <text:h text:style-name="Heading_20_2" text:outline-level="2"><text:bookmark-start text:name="variables"/><text:span text:style-name="T1">Variables</text:span> <text:bookmark-end text:name="variables"/></text:h>
      <text:p text:style-name="First_20_paragraph">Variable – stores some sort of data in main memory </text:p>
      <text:p text:style-name="Text_20_body"><text:span text:style-name="T1">Data Types</text:span> </text:p>
      <text:p text:style-name="Text_20_body">Integer – whole number <text:line-break/>Float – real number <text:line-break/>Character – single letter/symbol <text:line-break/>String – series of characters <text:line-break/>Boolean – true or false </text:p>
      <text:p text:style-name="Text_20_body"> <text:line-break/>CONSTANT_NAME – represented as capitalized with underscores <text:line-break/>variable_name – represented as lowercase with underscores </text:p>
      <text:p text:style-name="Text_20_body">Movement </text:p>
      <text:p text:style-name="Text_20_body">Abilities </text:p>
      <text:p text:style-name="Text_20_body">Generation </text:p>
      <text:h text:style-name="Heading_20_2" text:outline-level="2"><text:bookmark-start text:name="folder-setup"/><text:span text:style-name="T1">Folder Setup</text:span> <text:bookmark-end text:name="folder-setup"/></text:h>
      <text:p text:style-name="First_20_paragraph">Game </text:p>
      <text:list text:style-name="L5">
        <text:list-item>
          <text:p text:style-name="P5">Assets </text:p>
        </text:list-item>
        <text:list-item>
          <text:p text:style-name="P5">Characters </text:p>
        </text:list-item>
        <text:list-item>
          <text:p text:style-name="P5">Enemies <text:line-break/></text:p>
        </text:list-item>
        <text:list-item>
          <text:p text:style-name="P5">Items <text:line-break/></text:p>
        </text:list-item>
        <text:list-item>
          <text:p text:style-name="P5">Scenery </text:p>
        </text:list-item>
        <text:list-item>
          <text:p text:style-name="P5">Scripts </text:p>
        </text:list-item>
        <text:list-item>
          <text:p text:style-name="P5">Movement </text:p>
        </text:list-item>
        <text:list-item>
          <text:p text:style-name="P5">Abilities <text:line-break/></text:p>
        </text:list-item>
        <text:list-item>
          <text:p text:style-name="P5">Generation <text:line-break/></text:p>
        </text:list-item>
      </text:list>
      <text:h text:style-name="Heading_20_1" text:outline-level="1"><text:bookmark-start text:name="actual-coding"/><text:span text:style-name="T1">Actual Coding</text:span> <text:bookmark-end text:name="actual-coding"/></text:h>
      <text:p text:style-name="First_20_paragraph"><text:span text:style-name="T1">Initial Planning</text:span>  </text:p>
      <text:p text:style-name="Text_20_body">Can be split into two main segments </text:p>
      <text:list text:style-name="L6">
        <text:list-item>
          <text:p text:style-name="P6">Things that happen every frame  </text:p>
        </text:list-item>
        <text:list-item>
          <text:p text:style-name="P6">Player Input <text:line-break/></text:p>
        </text:list-item>
        <text:list-item>
          <text:p text:style-name="P6">Will be under “private void Update()” which is called once every frame <text:line-break/></text:p>
        </text:list-item>
      </text:list>
      <text:p text:style-name="First_20_paragraph">Things that happen every physics frame (constant 50Hz) </text:p>
      <text:list text:style-name="L7">
        <text:list-item>
          <text:p text:style-name="P7">Anything physics related <text:line-break/></text:p>
        </text:list-item>
        <text:list-item>
          <text:p text:style-name="P7">Will be under “private void FixedUpdate()” which is called once every 0.02 seconds (can be changed in the unity project settings <text:line-break/></text:p>
        </text:list-item>
      </text:list>
      <text:p text:style-name="First_20_paragraph">This is to keep things consistent as frame rate isn’t constant in a game therefore if we were to do physics related actions every frame it would be inconsistent and would feel unreliable. However, since we want physics to be consistent throughout the game. Some things will be exempt from this ruleset. This will happen when the force is applied once (like a jump) since the force will only be applied in one frame, then the frame rate doesn’t change how it behaves. This will make the game feel more responsive as if we were to do add impulsive forces in the physics frame, we would need to wait for the next physics frame to apply the force, however applying it in the Update void will allow the input to be processed as soon as it is inputted into the computer. </text:p>
      <text:h text:style-name="Heading_20_2" text:outline-level="2"><text:bookmark-start text:name="player-movement"/><text:span text:style-name="T1">Player Movement</text:span> <text:bookmark-end text:name="player-movement"/></text:h>
      <text:h text:style-name="Heading_20_3" text:outline-level="3"><text:bookmark-start text:name="success-criteria-1"/><text:span text:style-name="T1">Success criteria</text:span> <text:bookmark-end text:name="success-criteria-1"/></text:h>
      <text:list text:style-name="L8">
        <text:list-item>
          <text:p text:style-name="P8">Walking </text:p>
        </text:list-item>
        <text:list-item>
          <text:p text:style-name="P8">Can move in all directions relative to the camera <text:line-break/></text:p>
        </text:list-item>
        <text:list-item>
          <text:p text:style-name="P8">Can move up slopes at the same speed as on ground </text:p>
        </text:list-item>
        <text:list-item>
          <text:p text:style-name="P8">Sprinting </text:p>
        </text:list-item>
        <text:list-item>
          <text:p text:style-name="P8">Can move in all directions relative to the camera <text:line-break/></text:p>
        </text:list-item>
        <text:list-item>
          <text:p text:style-name="P8">Can move up slopes at the same speed as on ground <text:line-break/></text:p>
        </text:list-item>
        <text:list-item>
          <text:p text:style-name="P8">Moves at a different speed than the walking speed <text:line-break/></text:p>
        </text:list-item>
        <text:list-item>
          <text:p text:style-name="P8">Increased FOV to make it seem like the player is going faster </text:p>
        </text:list-item>
        <text:list-item>
          <text:p text:style-name="P8">Crouching </text:p>
        </text:list-item>
        <text:list-item>
          <text:p text:style-name="P8">Can move in all directions relative to the camera <text:line-break/></text:p>
        </text:list-item>
        <text:list-item>
          <text:p text:style-name="P8">Can move up slopes at the same speed as on ground <text:line-break/></text:p>
        </text:list-item>
        <text:list-item>
          <text:p text:style-name="P8">When running and initiating a crouch it becomes a slide <text:line-break/></text:p>
        </text:list-item>
        <text:list-item>
          <text:p text:style-name="P8">When sliding down the slope you accelerate down, and the magnitude is decided by the steepness of the slope. </text:p>
        </text:list-item>
        <text:list-item>
          <text:p text:style-name="P8">When something is above the player, they can’t un-crouch <text:line-break/></text:p>
        </text:list-item>
        <text:list-item>
          <text:p text:style-name="P8">Player scale changes to make the hitbox smaller <text:line-break/></text:p>
        </text:list-item>
        <text:list-item>
          <text:p text:style-name="P8">Player moves down so that they don’t float when changing scale </text:p>
        </text:list-item>
        <text:list-item>
          <text:p text:style-name="P8">Jumping </text:p>
        </text:list-item>
        <text:list-item>
          <text:p text:style-name="P8">Always jumps up </text:p>
        </text:list-item>
        <text:list-item>
          <text:p text:style-name="P8">Power can be changed <text:line-break/></text:p>
        </text:list-item>
        <text:list-item>
          <text:p text:style-name="P8">When slow enough and  </text:p>
        </text:list-item>
        <text:list-item>
          <text:p text:style-name="P8">Wall running </text:p>
        </text:list-item>
        <text:list-item>
          <text:p text:style-name="P8">Can go around curves <text:line-break/></text:p>
        </text:list-item>
        <text:list-item>
          <text:p text:style-name="P8">Can't infinitely wall run to climb any wall </text:p>
        </text:list-item>
        <text:list-item>
          <text:p text:style-name="P8">Can jump off from it </text:p>
        </text:list-item>
        <text:list-item>
          <text:p text:style-name="P8">Camera </text:p>
        </text:list-item>
        <text:list-item>
          <text:p text:style-name="P8">Can’t rotate fully up to go upside down <text:line-break/></text:p>
        </text:list-item>
        <text:list-item>
          <text:p text:style-name="P8">Can rotate around depending on mouse movement </text:p>
        </text:list-item>
        <text:list-item>
          <text:p text:style-name="P8">Gravity </text:p>
        </text:list-item>
        <text:list-item>
          <text:p text:style-name="P8">Works as intended on slopes <text:line-break/></text:p>
        </text:list-item>
        <text:list-item>
          <text:p text:style-name="P8">Smaller gravity when wall running <text:line-break/></text:p>
        </text:list-item>
        <text:list-item>
          <text:p text:style-name="P8">Acts down when player is in the air. <text:line-break/></text:p>
        </text:list-item>
      </text:list>
      <text:h text:style-name="Heading_20_3" text:outline-level="3"><text:bookmark-start text:name="testing-scene"/><text:span text:style-name="T1">Testing Scene</text:span> <text:bookmark-end text:name="testing-scene"/></text:h>
      <text:p text:style-name="First_20_paragraph">  </text:p>
      <text:p text:style-name="Text_20_body">With this I can test features I specified in the criteria and when all of them are met then the movement will be considered as complete. </text:p>
      <text:p text:style-name="Text_20_body"><text:span text:style-name="T1">Setup in unity</text:span> <text:line-break/>  <text:line-break/>The tutorial I took inspiration from said to set up the transforms as seen in the diagram above, and since it is my first-time using unity, I am just following the tutorial. </text:p>
      <text:p text:style-name="Text_20_body">Empty – object with no properties apart from rotation location and scale. </text:p>
      <text:p text:style-name="Text_20_body">player is just an empty, so it acts as a parent to player_model, orientation, and camera_pos, meaning that if a transform is applied to player, it will be applied to all the children as well, however the children can still act independently without affecting the parent. The only thing that it is useful for is to get its position. </text:p>
      <text:p text:style-name="Text_20_body">player_model is just the object that the player appears as, could be used as a hitbox when making a combat system. </text:p>
      <text:p text:style-name="Text_20_body">orientation is also an empty, but it can be used to find where the player is looking without up and down rotation, so only rotation across the y axis so when we want to move the player forward, we can use this to determine which direction is forward.  </text:p>
      <text:p text:style-name="Text_20_body">camera_pos is also an empty and it will be used to know where the camera should be, as parenting a camera to the player directly may cause problems down the line, for example if the camera needs to be moved around in a cutscene then the entire player will be moved with the camera. </text:p>
      <text:p text:style-name="Text_20_body"><text:span text:style-name="T1">Camera Position</text:span> </text:p>
      <text:p text:style-name="Text_20_body">In a script called move_camera <text:line-break/>  <text:line-break/>this is the script of cam_holder and cameraPosition refers to camera_pos </text:p>
      <text:p text:style-name="Text_20_body"><text:span text:style-name="T1">Camera Rotation</text:span> </text:p>
      <text:p text:style-name="Text_20_body">In a separate script called cam_rotate </text:p>
      <text:p text:style-name="Text_20_body">  </text:p>
      <text:p text:style-name="Text_20_body">sensX will be used to determine how much the movement of the mouse left/right should rotate the camera to the left/right respectively. <text:line-break/>sensY will be used to determine the same thing but the movement of the mouse up/down will rotate the camera up/down. </text:p>
      <text:p text:style-name="Text_20_body">Orientation will be used to determine where the player is facing with y rotation. </text:p>
      <text:p text:style-name="Text_20_body">xRotation is used to find how much the mouse has moved along the x axis (left or right) <text:line-break/>yRotation is used to find how much the mouse has moved along the y axis (up and down) </text:p>
      <text:p text:style-name="Text_20_body">   </text:p>
      <text:p text:style-name="Text_20_body">“void Start()” just means that the code is ran once before “void Update()” <text:line-break/>Cursor.lockedState = CursorLockMode.Locked makes it so that the cursor is unable to be moved from the centre of the screen. <text:line-break/>The second line just makes it so that the cursor isn’t visible to the player. </text:p>
      <text:p text:style-name="Text_20_body">  </text:p>
      <text:p text:style-name="Text_20_body">“void Update()” means the function is called every frame this is done to make player input processed as soon as possible. <text:line-break/>Everything under “// get mouse” is just finding how much the mouse moved in the last frame and multiplying it by Time.deltaTime will make the mouse movement constant even when frame rate is varying, this is important to keep the game felling smooth and consistent. </text:p>
      <text:p text:style-name="Text_20_body">Under “//data processing”  yRotation has mouseX added to it as left and right movements of the mouse will translate to y rotation on the camera. As seen in figure x </text:p>
      <text:p text:style-name="Text_20_body">   </text:p>
      <text:p text:style-name="Text_20_body"><text:span text:style-name="T2">Figure x</text:span> </text:p>
      <text:p text:style-name="Text_20_body">“xRotation” has mouseY subtracted to it so that up and down mouse movements in the mouse will be translated to x rotation on the camera as seen in figure y </text:p>
      <text:p text:style-name="Text_20_body">  </text:p>
      <text:p text:style-name="Text_20_body"><text:span text:style-name="T2">Figure y</text:span> </text:p>
      <text:p text:style-name="Text_20_body">“xRotation” is then clamped so that –90 &lt;= xRotation &lt;= 90, doing this completes the “can’t rotate fully up to go upside down” agenda in the success criteria. </text:p>
      <text:p text:style-name="Text_20_body">Under “//rotate cam + orientation” camera is rotated along the x and y axis buy the factors xRotation and yRotation respectively and only rotation across the y axis is applied to orientation, just like demonstrated in figure x </text:p>
      <text:p text:style-name="Text_20_body"><text:span text:style-name="T1">Gravity</text:span> </text:p>
      <text:p text:style-name="Text_20_body">I want to make my own custom gravity system as it would cause problems in the future. </text:p>
      <text:p text:style-name="Text_20_body">Want the gravity to act in a specific way as seen in the figure below. </text:p>
      <text:p text:style-name="Text_20_body">  </text:p>
      <text:p text:style-name="Text_20_body">  </text:p>
      <text:p text:style-name="Text_20_body">Want to turn off gravity when the player is sliding to get a glide on the slide. Also, when the player is about to jump as they won’t get pulled down immediately which just makes a tiny hop. </text:p>
      <text:p text:style-name="Text_20_body">When the player is wall running, we want a smaller gravity, so they don’t fall immediately </text:p>
      <text:p text:style-name="Text_20_body">The only time that we want the gravity to act down is when they are in the air. </text:p>
      <text:p text:style-name="Text_20_body"><text:span text:style-name="T1">Basic movement</text:span> </text:p>
      <text:p text:style-name="Text_20_body"><text:span text:style-name="T1">Player Input (checked every frame)</text:span> </text:p>
      <text:p text:style-name="Text_20_body">  Axis this is referring to <text:line-break/><text:line-break/>When the positive /alt positive button is pressed the axis will return 1, <text:line-break/>When the negative /alt negative button is pressed the axis will return –1 <text:line-break/>When neither or both are pressed the axis will return 0 <text:line-break/>With this we can know when the player wants to move and can make code to act on this information. </text:p>
      <text:p text:style-name="Text_20_body">Orientation is a transform (consists of rotation, position, and scale) that is a child of the player therefore it inherits all the transforms of its parent.  </text:p>
      <text:p text:style-name="Text_20_body">We can inherit useful things from this like the which way is the player facing, from this we can use “orientation.forward” or “- orientation.forward” to output a normalised vector 3 as to where the player is facing and therefore which direction they should move when pressing W/S (default key binds for forwards and backwards) <text:line-break/>“orientation.right” or “-orientation.right” to output the normalised vector 3 as to which direction should the player move when pressing A/D (default key binds for left and right movement) </text:p>
      <text:p text:style-name="Text_20_body">It is useful to know what is around the player, hence we will ray-cast around the player to see what objects are around them. </text:p>
      <text:p text:style-name="Text_20_body"> Checked for every frame. With this we can see what is above, below, in front, and to the right and left. What we care about right now is grounded which is a raycast straight down and returns a boolean result weather it hit an object or not and also outputs objHit which will contain data about the object hit by the raycast. </text:p>
      <text:p text:style-name="Text_20_body">  The normal is perpendicular normalized vector of the face that that the ray-cast hit (essentially the direction that the face the raycast hit is facing). So, when the y component of the normal is 1 then the normal is pointing straight up, which means the player is on a flat surface this is important as we want the move direction to be different when the player is on a slope. </text:p>
      <text:p text:style-name="Text_20_body">moveDirection calculates the direction in which the force should be applied </text:p>
      <text:p text:style-name="Text_20_body">This allows the player to accelerate in any direction they want, depending on which way the player is facing. </text:p>
      <text:p text:style-name="Text_20_body">However, this process only works when the player is standing on flat ground. When the player is standing on slanted ground, we want them to uniformly accelerate in all axes that are perpendicular to the normal of the face. </text:p>
      <text:p text:style-name="Text_20_body"> This code finds the direction in front and right of the player rotated by the slant angle and the backwards and left direction can be found by multiplying the values by –1 respectively. </text:p>
      <text:p text:style-name="Text_20_body"><text:span text:style-name="T1">Sprinting</text:span> <text:line-break/>  <text:line-break/>To spring all that needs to be done is to change moveSpeed to a higher value  </text:p>
      <text:p text:style-name="Text_20_body">  </text:p>
      <text:p text:style-name="Text_20_body">We can change this by checking which state the player is in by looking for certain condition. </text:p>
      <text:p text:style-name="Text_20_body">This function is referenced under “private void Update()” meaning that it is called every frame, this allows me to always know what state the player is in. Currently some of the states haven’t been explained yet but they will be explained in the rest of this section. </text:p>
      <text:p text:style-name="Text_20_body"><text:span text:style-name="T1">Crouching</text:span> </text:p>
      <text:p text:style-name="Text_20_body">  </text:p>
      <text:p text:style-name="Text_20_body">Changes the player scale to be half the original size, since they player would be suspended in midair, so a force needs to apply downwards to position the player correctly, the force must be applied in one frame in an impulse that’s what “ForceMode, Impulse” is used. </text:p>
      <text:p text:style-name="Text_20_body">  </text:p>
      <text:p text:style-name="Text_20_body">When the player is sprinting, we want to give them a force forward when they slide which is why we check if the player is grounded and sprinting when they press the crouch key as if both conditions are satisfied then the additional force is applied. </text:p>
      <text:p text:style-name="Text_20_body">We also want to check if the player wants to un-crouch. This condition can be met if the player is currently crouching, the crouch key isn’t being pressed down. Also want to check if there is room above the player, this is done with a capsule cast instead of a raycast, elaborated in the figure below. <text:line-break/>   </text:p>
      <text:p text:style-name="Text_20_body">Beneficial as just a single point in the middle wouldn’t tell me if the player’s head doesn’t have anything over it, whereas a capsule cast does making it more applicable to this scenario. </text:p>
      <text:p text:style-name="Text_20_body">Also want to return the player to the original scale and make sure that crouching is set to false for the player state handling. </text:p>
      <text:p text:style-name="Text_20_body"><text:span text:style-name="T1">Wall running</text:span> </text:p>
      <text:p text:style-name="Text_20_body">  When the player presses space when near a wall we want their velocity to be readjusted based on the normal of the wall so that they are traveling perpendicular to the normal of the wall as seen in the figure above, however there are two possibilities for the perpendicular, so we want to take the one that is more similar to the direction the player is facing. So, we want to take the direction so that it has a positive dot product with the direction the player is facing. </text:p>
      <text:p text:style-name="Text_20_body">Since we want to check if the player presses space every frame to make sure that the input gets processes as soon as possible. So, this code is under “private void Update()” </text:p>
      <text:p text:style-name="Text_20_body">  </text:p>
      <text:p text:style-name="Text_20_body">But the physics needs to be processed every physics frame so it’s in a separate function under “private void FixedUpdate()” which runs at 60Hz </text:p>
      <text:p text:style-name="Text_20_body">  </text:p>
      <text:p text:style-name="Text_20_body">Before optimization, lots of conditions are getting tested where I made a Karnaugh table to remove redundant data checks. </text:p>
      <text:p text:style-name="Text_20_body">  </text:p>
      <text:p text:style-name="Text_20_body">In the following table “normal” refers to “wallrunDirection.normal” </text:p>
      <text:p text:style-name="Text_20_body">Check X coordinate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
      <text:p text:style-name="First_20_paragraph">||Is normal.x Positive| | |<text:line-break/>|Is normal.z Positive||1|0|<text:line-break/>|1|1|1|<text:line-break/>|0|0|0|</text:p>
      <text:p text:style-name="Text_20_body">From this I can deduce that normal.x doesn’t affect output, so we don’t need to bother checking for it and only check if normal.z is positive </text:p>
      <text:p text:style-name="Text_20_body">Check Z Coordinate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
      <text:p text:style-name="First_20_paragraph">||Is normal.x Positive| | |<text:line-break/>|Is normal.z Positive||1|0|<text:line-break/>|1|0|1|<text:line-break/>|0|0|1|</text:p>
      <text:p text:style-name="Text_20_body">From this I can deduce that normal.z doesn’t affect the output, so we don’t need to bother checking for it and only check if normal.x is negative </text:p>
      <text:p text:style-name="Text_20_body">After optimization </text:p>
      <text:p text:style-name="Text_20_body">  </text:p>
      <text:p text:style-name="Text_20_body">Initiate wall run <text:line-break/>   </text:p>
      <text:p text:style-name="Text_20_body">Only allow player to wall run if the following conditions are met player isn’t touching the floor, player presses the jump key, there is a wall for them to wall run on and the player is pressing the key to move them in the direction of the wall they want to wall run on (e.g. right wall then “d”) this is done in case the player enters a narrow area and there is enough room for them to wall run on either wall so they need to choose, if this wasn’t the case then right wall would take priority as it’s checked for first. <text:line-break/>“wallrunning” is set to true for state management (will be helpful with animations later). </text:p>
      <text:p text:style-name="Text_20_body">Wall jump </text:p>
      <text:p text:style-name="Text_20_body">If the player wants to exit the wall run, I want them to be able to jump out of it. However, this will only add a force, with a normal jump I reset the y velocity to apply the jump so that the player always gets a jump with the same power, whereas in this case we only want to add the force this makes it so that if the player is rapidly falling and wants to wall jump to negate all the downward velocity they won’t be able to. </text:p>
      <text:p text:style-name="Text_20_body">  </text:p>
      <text:p text:style-name="Text_20_body">This is done in “void Update()” which is called every frame, even though it’s a physics, this is done since the force applied is an impulse so that it’s only applied once, so even with varying frame rate it will always be constant. In the Figure above θ can be varied and is represented with “wallrunJumpAngle” in the code below. </text:p>
      <text:p text:style-name="Text_20_body">  </text:p>
      <text:p text:style-name="Text_20_body"><text:span text:style-name="T1">Speed Control</text:span> </text:p>
      <text:p text:style-name="Text_20_body">*Desmos was used for making graph in this section </text:p>
      <text:p text:style-name="Text_20_body">  </text:p>
      <text:p text:style-name="Text_20_body">  </text:p>
      <text:p text:style-name="Text_20_body"> | <text:line-break/>   </text:p>
      <text:p text:style-name="Text_20_body">  </text:p>
      <text:p text:style-name="Text_20_body">Derivative of first function (<text:a xlink:type="simple" xlink:href="http://www.derivative-calculator.net/" office:name=""><text:span text:style-name="Definition">www.derivative-calculator.net/</text:span></text:a>) </text:p>
      <text:p text:style-name="Text_20_body">  </text:p>
      <text:p text:style-name="Text_20_body">  </text:p>
      <text:p text:style-name="Text_20_body">  </text:p>
      <text:p text:style-name="Text_20_body">  </text:p>
      <text:p text:style-name="Text_20_body">Since values of a will be changing and the frames x will be irrelevant </text:p>
      <text:p text:style-name="Text_20_body">  </text:p>
      <text:p text:style-name="Text_20_body">Since ln (2) are both constants we can use the constants rather than calculating it each time </text:p>
      <text:p text:style-name="Text_20_body">After trying to implement this into the project I couldn’t get it to work and running so I decided to switch to a new method for the following reasons:  </text:p>
      <text:list text:style-name="L9">
        <text:list-item>
          <text:p text:style-name="P9">New method is less computationally heavy  <text:line-break/></text:p>
        </text:list-item>
        <text:list-item>
          <text:p text:style-name="P9">New method is more reliable as the maths is simple <text:line-break/></text:p>
        </text:list-item>
      </text:list>
      <text:p text:style-name="First_20_paragraph">The new method is decreasing the magnitude of the player’s velocity by certain percentage, this will maintain their direction so that the game still feels smooth, since if the changes were large, they would be very noticeable, and it would make the game feel worse and movement is important to my stakeholder.  </text:p>
      <text:p text:style-name="Text_20_body">I decided to decrease the magnitude by a percentage because it would be less noticeable way of decreasing the speed of the player as if there was a constant amount the speed is decreased by it wouldn’t be noticeable when the speed is high however when the speed is low it will decrease by significant increments and decreasing the speed would be very notice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8</meta:generator>
    <dc:title>Report</dc:title>
    <dc:description/>
    <dc:subject/>
    <meta:keyword/>
    <meta:initial-creator/>
    <dc:creator/>
    <meta:creation-date>2023-10-02T17:35:53Z</meta:creation-date>
    <dc:date>2023-10-02T17:35:53Z</dc:date>
  </office:meta>
</office:document-meta>
</file>